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b3105"/>
    </style:style>
    <style:style style:name="P2" style:family="paragraph" style:parent-style-name="Heading_20_4">
      <style:text-properties officeooo:rsid="000b0bf6" officeooo:paragraph-rsid="000b0bf6"/>
    </style:style>
    <style:style style:name="P3" style:family="paragraph" style:parent-style-name="Standard">
      <style:text-properties officeooo:paragraph-rsid="0009aa16"/>
    </style:style>
    <style:style style:name="P4" style:family="paragraph" style:parent-style-name="Text_20_body" style:list-style-name="L4"/>
    <style:style style:name="P5" style:family="paragraph" style:parent-style-name="Text_20_body" style:list-style-name="L4">
      <style:paragraph-properties fo:margin-top="0in" fo:margin-bottom="0in" style:contextual-spacing="false"/>
    </style:style>
    <style:style style:name="P6" style:family="paragraph" style:parent-style-name="Text_20_body">
      <style:text-properties officeooo:paragraph-rsid="0009aa16"/>
    </style:style>
    <style:style style:name="P7" style:family="paragraph" style:parent-style-name="Text_20_body">
      <style:text-properties officeooo:rsid="000b0bf6" officeooo:paragraph-rsid="000b0bf6"/>
    </style:style>
    <style:style style:name="P8" style:family="paragraph" style:parent-style-name="Text_20_body">
      <style:text-properties fo:font-weight="bold" officeooo:rsid="000b0bf6" officeooo:paragraph-rsid="000b0bf6" style:font-weight-asian="bold" style:font-weight-complex="bold"/>
    </style:style>
    <style:style style:name="P9" style:family="paragraph" style:parent-style-name="Text_20_body">
      <style:text-properties officeooo:paragraph-rsid="000b0bf6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>
      <style:text-properties officeooo:rsid="000b29d6" officeooo:paragraph-rsid="000b29d6"/>
    </style:style>
    <style:style style:name="P13" style:family="paragraph" style:parent-style-name="Text_20_body">
      <style:text-properties officeooo:paragraph-rsid="000b29d6"/>
    </style:style>
    <style:style style:name="P14" style:family="paragraph" style:parent-style-name="Text_20_body">
      <style:text-properties officeooo:paragraph-rsid="000b3105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T1" style:family="text">
      <style:text-properties officeooo:rsid="000b0bf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0bf6" style:font-weight-asian="normal" style:font-weight-complex="normal"/>
    </style:style>
    <style:style style:name="T4" style:family="text">
      <style:text-properties fo:font-weight="normal" officeooo:rsid="000b29d6" style:font-weight-asian="normal" style:font-weight-complex="normal"/>
    </style:style>
    <style:style style:name="T5" style:family="text">
      <style:text-properties officeooo:rsid="000b29d6"/>
    </style:style>
    <style:style style:name="T6" style:family="text">
      <style:text-properties officeooo:rsid="000b310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UML (Unified Modeling Language)</text:span> is a standard way to visually represent the structure and behavior of a system. It helps teams to communicate and understand system requirements and design effectively.</text:p>
      <text:p text:style-name="Standard">The <text:span text:style-name="Strong_20_Emphasis">structure</text:span> of a system represents its <text:span text:style-name="Strong_20_Emphasis">static aspects</text:span>—what the system <text:span text:style-name="Strong_20_Emphasis">is</text:span> made of and how its components are organized. It describes the system's building blocks, their properties, and their relationships.</text:p>
      <text:p text:style-name="P3">The <text:span text:style-name="Strong_20_Emphasis">behavior</text:span> of a system represents its <text:span text:style-name="Strong_20_Emphasis">dynamic aspects</text:span>—how the system <text:span text:style-name="Strong_20_Emphasis">acts</text:span> and <text:span text:style-name="Strong_20_Emphasis">responds</text:span> to events, user interactions, or other stimuli. It describes how the components of the system interact and function over time.</text:p>
      <text:p text:style-name="P3">The <text:span text:style-name="Strong_20_Emphasis">structure</text:span> provides the foundation or building blocks for the system, while the <text:span text:style-name="Strong_20_Emphasis">behavior</text:span> describes how these building blocks interact and operate.</text:p>
      <text:p text:style-name="P6">They are interdependent:Without structure, there’s no framework for behavior to exist.Without behavior, the structure is meaningless as it doesn’t perform any function.<text:line-break/>Think of a car:</text:p>
      <text:list text:style-name="L4">
        <text:list-item>
          <text:p text:style-name="P5">The <text:span text:style-name="Strong_20_Emphasis">structure</text:span> is the physical car—engine, wheels, body, etc.</text:p>
        </text:list-item>
        <text:list-item>
          <text:p text:style-name="P4">The <text:span text:style-name="Strong_20_Emphasis">behavior</text:span> is how the car moves, accelerates, or stops when someone drives it.</text:p>
        </text:list-item>
      </text:list>
      <text:p text:style-name="P8">Views:-</text:p>
      <text:p text:style-name="P8"><text:span text:style-name="T2">UML </text:span><text:span text:style-name="Strong_20_Emphasis"><text:span text:style-name="T2">views</text:span></text:span><text:span text:style-name="T2"> are perspectives of a system, each focusing on a specific aspect. It is a collection of few diagrams.</text:span></text:p>
      <text:p text:style-name="P13"><text:span text:style-name="T4">a)User’s View:It is the central view on which other views are dependent .It f</text:span><text:span text:style-name="T2">ocuses on how </text:span><text:span text:style-name="Strong_20_Emphasis">end users</text:span><text:span text:style-name="T2"> or </text:span><text:span text:style-name="Strong_20_Emphasis">external entities</text:span><text:span text:style-name="T2"> interact with the system. It captures the system's functionality from the user's perspective and is used to ensure the system meets user needs.</text:span><text:span text:style-name="T4">It contains only 1 diagram called use case diagram.</text:span></text:p>
      <text:p text:style-name="P9"><text:span text:style-name="T3">b) Structural View:It shows the structure of the system. It contains two diagrams Class diagram and Object diagram.It primarily focuses on defining the </text:span><text:span text:style-name="Strong_20_Emphasis"><text:span text:style-name="T1">blueprint</text:span></text:span><text:span text:style-name="T3"> (class diagrams) and providing </text:span><text:span text:style-name="Strong_20_Emphasis"><text:span text:style-name="T1">runtime examples</text:span></text:span><text:span text:style-name="T3"> (object diagrams) of the system. </text:span></text:p>
      <text:p text:style-name="P9"><text:span text:style-name="T3">c)</text:span><text:span text:style-name="Strong_20_Emphasis"><text:span text:style-name="T2">Behavioral View: </text:span></text:span>Focuses on the <text:span text:style-name="Strong_20_Emphasis">dynamic aspects</text:span> of the system, like how it behaves, processes information, and interacts with users or other systems. This view answers:</text:p>
      <text:list text:style-name="L6">
        <text:list-item>
          <text:p text:style-name="P11">How does the system respond to user interactions?</text:p>
        </text:list-item>
        <text:list-item>
          <text:p text:style-name="P10">What workflows and processes does it follow?</text:p>
        </text:list-item>
      </text:list>
      <text:p text:style-name="P12">This view contains, sequence diagram,collaboration diagram,activity diagram and state diagram.</text:p>
      <text:p text:style-name="P13"><text:span text:style-name="T5">d)Environment View: It shows how the system will be installed in user’s office. </text:span>Focuses on the physical deployment of the system on hardware. It describes nodes (physical devices) and their connections .<text:span text:style-name="T5">It contains deployment diagram.</text:span></text:p>
      <text:h text:style-name="P2" text:outline-level="4"><text:span text:style-name="Strong_20_Emphasis"><text:span text:style-name="T5">e)</text:span></text:span><text:span text:style-name="Strong_20_Emphasis"> Implementation View</text:span></text:h>
      <text:p text:style-name="Text_20_body">Focuses on the organization of the system’s software components (e.g., modules, libraries) and their dependencies. <text:span text:style-name="T5">It consists of component diagram.</text:span></text:p>
      <text:p text:style-name="P14"><text:span text:style-name="T6">Diagrams:-Object diagram:It represents a snapshot of the system at a particular point of time,Showing the objects,their attribute with values and their relationships.</text:span>It shows a real-life example of the structure shown in a class diagram, illustrating how objects interact and are related during runtime. </text:p>
      <text:h text:style-name="P1" text:outline-level="3"><text:soft-page-break/><text:span text:style-name="Strong_20_Emphasis">Purpose of a Use Case Diagram</text:span></text:h>
      <text:list text:style-name="L7">
        <text:list-item>
          <text:p text:style-name="P16"><text:span text:style-name="Strong_20_Emphasis">Capture functional requirements</text:span>: It focuses on what the system does, not how it does it.</text:p>
        </text:list-item>
        <text:list-item>
          <text:p text:style-name="P16"><text:span text:style-name="Strong_20_Emphasis">Understand system functionality</text:span>: Provides a clear overview of the system's capabilities.</text:p>
        </text:list-item>
        <text:list-item>
          <text:p text:style-name="P16"><text:span text:style-name="Strong_20_Emphasis">Facilitate communication</text:span>: Helps technical and non-technical stakeholders understand the system's purpose.</text:p>
        </text:list-item>
        <text:list-item>
          <text:p text:style-name="P15"><text:span text:style-name="Strong_20_Emphasis">Identify system boundaries</text:span>: Defines the scope of the system and its interaction with external entities.</text:p>
        </text:list-item>
      </text:list>
      <text:h text:style-name="P1" text:outline-level="3"><text:span text:style-name="Strong_20_Emphasis">1. Validation of a Use Case Diagram</text:span></text:h>
      <text:p text:style-name="Text_20_body"><text:span text:style-name="Strong_20_Emphasis">Validation</text:span> ensures that the diagram reflects the <text:span text:style-name="Strong_20_Emphasis">intended functionality</text:span> of the system and meets the <text:span text:style-name="Strong_20_Emphasis">stakeholder's needs</text:span>.</text:p>
      <text:h text:style-name="Heading_20_4" text:outline-level="4"><text:span text:style-name="Strong_20_Emphasis">Key Questions for Validation:</text:span></text:h>
      <text:list text:style-name="L8">
        <text:list-item>
          <text:p text:style-name="P18">Does the use case diagram address all functional requirements provided by stakeholders?</text:p>
        </text:list-item>
        <text:list-item>
          <text:p text:style-name="P18">Are all the expected actors and their interactions with the system included?</text:p>
        </text:list-item>
        <text:list-item>
          <text:p text:style-name="P18">Do the use cases align with the real-world goals or tasks of the actors?</text:p>
        </text:list-item>
        <text:list-item>
          <text:p text:style-name="P17">Are there any missing use cases or actors?</text:p>
        </text:list-item>
      </text:list>
      <text:h text:style-name="Heading_20_4" text:outline-level="4"><text:span text:style-name="Strong_20_Emphasis">Purpose of Validation:</text:span></text:h>
      <text:list text:style-name="L9">
        <text:list-item>
          <text:p text:style-name="P20">To ensure that the diagram models the <text:span text:style-name="Strong_20_Emphasis">right system</text:span> from the perspective of the end-users and stakeholders.</text:p>
        </text:list-item>
        <text:list-item>
          <text:p text:style-name="P19">To confirm that nothing important has been overlooked.</text:p>
        </text:list-item>
      </text:list>
      <text:h text:style-name="P1" text:outline-level="3"><text:span text:style-name="Strong_20_Emphasis">2. Verification of a Use Case Diagram</text:span></text:h>
      <text:p text:style-name="Text_20_body"><text:span text:style-name="Strong_20_Emphasis">Verification</text:span> ensures that the diagram is <text:span text:style-name="Strong_20_Emphasis">technically correct</text:span> and follows the <text:span text:style-name="Strong_20_Emphasis">UML standards</text:span>.</text:p>
      <text:h text:style-name="Heading_20_4" text:outline-level="4"><text:span text:style-name="Strong_20_Emphasis">Key Questions for Verification:</text:span></text:h>
      <text:list text:style-name="L10">
        <text:list-item>
          <text:p text:style-name="P22">Are all elements (actors, use cases, relationships) modeled according to UML syntax and rules?</text:p>
        </text:list-item>
        <text:list-item>
          <text:p text:style-name="P22">Are relationships (e.g., include, extend, associations) used appropriately?</text:p>
        </text:list-item>
        <text:list-item>
          <text:p text:style-name="P22">Is the system boundary clearly defined, showing which functionalities belong to the system?</text:p>
        </text:list-item>
        <text:list-item>
          <text:p text:style-name="P22">Are there redundant or incorrect relationships in the diagram?</text:p>
        </text:list-item>
        <text:list-item>
          <text:p text:style-name="P21">Does the diagram have a consistent and logical structure?</text:p>
        </text:list-item>
      </text:list>
      <text:h text:style-name="Heading_20_4" text:outline-level="4"><text:span text:style-name="Strong_20_Emphasis">Purpose of Verification:</text:span></text:h>
      <text:list text:style-name="L11">
        <text:list-item>
          <text:p text:style-name="P24">To ensure the diagram is <text:span text:style-name="Strong_20_Emphasis">correctly structured</text:span> and free of modeling errors.</text:p>
        </text:list-item>
        <text:list-item>
          <text:p text:style-name="P23">To confirm that the diagram can serve as a reliable reference for development.</text:p>
        </text:list-item>
      </text:list>
      <text:p text:style-name="P14"/>
      <text:p text:style-name="P7"><text:span text:style-name="T2"/></text:p>
      <text:p text:style-name="P8"><text:span text:style-name="T2"/></text:p>
      <text:p text:style-name="P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14:15:13.289569679</meta:creation-date>
    <dc:date>2025-01-19T18:12:54.580295372</dc:date>
    <meta:editing-duration>PT1H57S</meta:editing-duration>
    <meta:editing-cycles>1</meta:editing-cycles>
    <meta:document-statistic meta:table-count="0" meta:image-count="0" meta:object-count="0" meta:page-count="2" meta:paragraph-count="45" meta:word-count="715" meta:character-count="4627" meta:non-whitespace-character-count="3979"/>
    <meta:generator>LibreOffice/24.2.5.2$Linux_X86_64 LibreOffice_project/420$Build-2</meta:generator>
  </office:meta>
</office:document-meta>
</file>